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13054" officeooo:paragraph-rsid="00013054"/>
    </style:style>
    <style:style style:name="P2" style:family="paragraph" style:parent-style-name="Standard">
      <style:text-properties officeooo:rsid="0001d932" officeooo:paragraph-rsid="0001d932"/>
    </style:style>
    <style:style style:name="P3" style:family="paragraph" style:parent-style-name="Standard">
      <style:text-properties officeooo:rsid="0003715a" officeooo:paragraph-rsid="0003715a"/>
    </style:style>
    <style:style style:name="P4" style:family="paragraph" style:parent-style-name="Standard">
      <style:text-properties officeooo:rsid="0003c8a1" officeooo:paragraph-rsid="0003c8a1"/>
    </style:style>
    <style:style style:name="T1" style:family="text">
      <style:text-properties officeooo:rsid="000130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bjeto - Coisa material ou abstrata que pode ser percebida pelos sentidos descrita por meio das suas características, comportamentos e estado atual.</text:p>
      <text:p text:style-name="Standard"/>
      <text:p text:style-name="Standard"><text:tab/>- <text:span text:style-name="T1">ATRIBUTOS: Características do objeto.</text:span></text:p>
      <text:p text:style-name="Standard"><text:tab/>-<text:span text:style-name="T1">MÉTODOS: O que o objeto faz.</text:span></text:p>
      <text:p text:style-name="Standard"><text:tab/>-<text:span text:style-name="T1">ESTADO.</text:span></text:p>
      <text:p text:style-name="P1">Classe - <text:s/>Molde para fazer o objeto.</text:p>
      <text:p text:style-name="P1"/>
      <text:p text:style-name="P2">Instanciar – Nome do processo em que um objeto é criado a partir de uma classe.</text:p>
      <text:p text:style-name="P2"/>
      <text:p text:style-name="P3"><text:tab/>Como instanciar um novo objeto</text:p>
      <text:p text:style-name="P3"/>
      <text:p text:style-name="P3"><text:tab/>*classe = Caneta;</text:p>
      <text:p text:style-name="P3">Ex:</text:p>
      <text:p text:style-name="P3"><text:tab/>c1 = nova Caneta</text:p>
      <text:p text:style-name="P3"><text:tab/>c1.cor = ‘Azul’</text:p>
      <text:p text:style-name="P3"><text:tab/>c1.ponta = 0.5</text:p>
      <text:p text:style-name="P3"><text:tab/>c1.tampada = falso</text:p>
      <text:p text:style-name="P3"><text:tab/>c1.rabiscar()</text:p>
      <text:p text:style-name="P3"><text:tab/></text:p>
      <text:p text:style-name="P3"><text:tab/>c2 = nova Caneta</text:p>
      <text:p text:style-name="P3"><text:tab/>c2.cor = ‘Vermelho’</text:p>
      <text:p text:style-name="P3"><text:tab/>c2.ponta = 1.0</text:p>
      <text:p text:style-name="P3"><text:tab/>c2.tampada = falso</text:p>
      <text:p text:style-name="P3"><text:tab/>c2.tampar()</text:p>
      <text:p text:style-name="P3"/>
      <text:p text:style-name="P3"><text:tab/>Dois objetos diferentes feitos a partir de uma mesma classe.</text:p>
      <text:p text:style-name="P3"/>
      <text:p text:style-name="P4">Definição mais formal de classe e objeto:</text:p>
      <text:p text:style-name="P4"/>
      <text:p text:style-name="P4">Classe: Define os atributos e métodos comuns que serão compartilhados por um objeto.</text:p>
      <text:p text:style-name="P4"/>
      <text:p text:style-name="P4">Objeto: É a instância de uma classe. 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5T19:04:14.255909369</meta:creation-date>
    <dc:date>2022-01-05T19:47:02.055925708</dc:date>
    <meta:editing-duration>PT1M57S</meta:editing-duration>
    <meta:editing-cycles>1</meta:editing-cycles>
    <meta:generator>LibreOffice/7.2.4.1$Linux_X86_64 LibreOffice_project/20$Build-1</meta:generator>
    <meta:document-statistic meta:table-count="0" meta:image-count="0" meta:object-count="0" meta:page-count="1" meta:paragraph-count="24" meta:word-count="130" meta:character-count="782" meta:non-whitespace-character-count="655"/>
  </office:meta>
</office:document-meta>
</file>